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SansMono" svg:font-family="DejaVuSansMono"/>
    <style:font-face style:name="LiberationSans" svg:font-family="LiberationSans"/>
    <style:font-face style:name="PTSans" svg:font-family="PT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LiberationSans" fo:font-size="14pt" fo:background-color="#ffffff"/>
    </style:style>
    <style:style style:name="P2" style:family="paragraph" style:parent-style-name="Text_20_body">
      <style:text-properties style:font-name="LiberationSans" fo:font-size="18pt" fo:font-weight="bold" fo:background-color="#ffffff"/>
    </style:style>
    <style:style style:name="P3" style:family="paragraph" style:parent-style-name="Text_20_body">
      <style:text-properties fo:background-color="#ffffff"/>
    </style:style>
    <style:style style:name="P4" style:family="paragraph" style:parent-style-name="Text_20_body">
      <style:text-properties style:font-name="PTSans" fo:font-size="14pt" fo:background-color="#ffffff"/>
    </style:style>
    <style:style style:name="P5" style:family="paragraph" style:parent-style-name="Text_20_body">
      <style:text-properties style:font-name="PTSans" fo:font-size="18pt" fo:font-weight="bold" fo:background-color="#ffffff"/>
    </style:style>
    <style:style style:name="T1" style:family="text">
      <style:text-properties style:font-name="LiberationSans" fo:font-size="14pt"/>
    </style:style>
    <style:style style:name="T2" style:family="text">
      <style:text-properties style:font-name="LiberationSans" fo:font-size="14pt" fo:font-style="italic"/>
    </style:style>
    <style:style style:name="T3" style:family="text">
      <style:text-properties style:font-name="DejaVuSansMono"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y choice has a good and bad side, and you make your choice in the context of overall criteria defined by necessity. Good and bad are not absolutes, however. A good decision in one context might be bad in another. </text:p>
      <text:p text:style-name="Standard"/>
      <text:p text:style-name="Standard"/>
      <text:p text:style-name="P3"><text:span text:style-name="T1">Stating that some language feature or common programming idiom (like accessors) has problems is not the same thing as saying you should never use them under any circumstances. And just because a feature or idiom is commonly used does not mean you </text:span><text:span text:style-name="T2">should </text:span><text:span text:style-name="T1">use it either. </text:span></text:p>
      <text:p text:style-name="Standard"/>
      <text:p text:style-name="Standard"/>
      <text:p text:style-name="P1">Your choices should be both informed and pragmatic </text:p>
      <text:p text:style-name="Standard"/>
      <text:p text:style-name="P2">Data abstraction </text:p>
      <text:p text:style-name="P1">A fundamental precept of OO systems is that an object should not expose any of its implementation details. </text:p>
      <text:p text:style-name="P1">This implementation hiding principle leads to a good acid test of an OO system's quality: Can you make massive changes to a class definition—even throw out the whole thing and replace it with a completely different implementation—without impacting any of the code that uses that class's objects? This sort of modularization is the central premise of object orientation and makes maintenance much easier. Without implementation hiding, there's little point in using other OO features. </text:p>
      <text:p text:style-name="Standard"/>
      <text:p text:style-name="P1">My experience is that maintainability is inversely proportionate to the amount of data that moves between objects. Though you might not see how yet, you can actually eliminate most of this data movement. </text:p>
      <text:p text:style-name="Standard"/>
      <text:p text:style-name="Standard"/>
      <text:p text:style-name="P3"><text:span text:style-name="T1">By designing carefully and focusing on what you must do rather than how you'll do it, you eliminate the vast majority of getter/setter methods in your program. </text:span><text:span text:style-name="T2">Don't ask for the information you need to do the work; ask the object that has the information to do the work for you. </text:span></text:p>
      <text:p text:style-name="Standard"/>
      <text:p text:style-name="Standard"/>
      <text:p text:style-name="P1">An association exists between two classes only when objects of one class send messages to objects of the other </text:p>
      <text:p text:style-name="P1">. This sort of design­by­guessing strategy is inefficient at best. You waste time writing useless methods (or adding unnecessary capabilities to the classes). </text:p>
      <text:p text:style-name="Standard"/>
      <text:p text:style-name="Standard"/>
      <text:p text:style-name="Standard"/>
      <text:p text:style-name="Standard"/>
      <text:p text:style-name="P2"><text:soft-page-break/>Draw thyself </text:p>
      <text:p text:style-name="P3"><text:span text:style-name="T1">One ramification of full field encapsulation is in user interface (UI) construction. If you can't use accessors, you can't have a UI builder class call a </text:span><text:span text:style-name="T3">getAttribute()</text:span><text:span text:style-name="T1">method. Instead, classes have elements like </text:span><text:span text:style-name="T3">drawYourself(...)</text:span><text:span text:style-name="T1">methods. </text:span></text:p>
      <text:p text:style-name="Standard"/>
      <text:p text:style-name="P3"><text:span text:style-name="T1">Of course, a </text:span><text:span text:style-name="T3">drawYourself()</text:span><text:span text:style-name="T1">strategy means that I (gasp!) put UI code into the business logic. Consider what happens when the UI's requirements change. Let's say I want to represent the attribute in a completely different way. Today an "identity" is a name; tomorrow it's a name and ID number; the day after that it's a name, ID number, and picture. I limit the scope of these changes to one place in the code. If I have a give­me­a­</text:span><text:span text:style-name="T3">JComponent</text:span><text:span text:style-name="T1">­that­ represents­your­identity class, then I've isolated the way identities are represented from the rest of the system. </text:span></text:p>
      <text:p text:style-name="Standard"/>
      <text:p text:style-name="P2">JavaBeans </text:p>
      <text:p text:style-name="Standard">get and setter for automated tool (in java 1.5 property)</text:p>
      <text:p text:style-name="Standard"/>
      <text:p text:style-name="Standard"/>
      <text:p text:style-name="P2">When is an accessor okay? </text:p>
      <text:p text:style-name="P1">First, as I discussed earlier, it's okay for a method to return an object in terms of an interface that the object implements because that interface isolates you from changes to the implementing class. This sort of method (that returns an interface reference) is not really a "getter" in the sense of a method that just provides access to a field. If you change the provider's internal implementation, you just change the returned object's definition to accommodate the changes. You still protect the external code that uses the object through its interface. </text:p>
      <text:p text:style-name="Standard"/>
      <text:p text:style-name="P4">In fact, this not-knowing-how-it-will-be-used problem infuses all Java packages. It's difcult to eliminate all the accessors if you can't predict how you will use the class's objects. Given this constraint, Java's designers did a good job hiding as much implementation as they could. </text:p>
      <text:p text:style-name="Standard"/>
      <text:p text:style-name="Standard"/>
      <text:p text:style-name="P5">A design strategy </text:p>
      <text:p text:style-name="P4">So how do you design without getters and setters? </text:p>
      <text:p text:style-name="P4"/>
      <text:p text:style-name="P4">CRC cards</text:p>
      <text:p text:style-name="P4"><text:soft-page-break/></text:p>
      <text:p text:style-name="P4"/>
      <text:p text:style-name="P4"/>
      <text:p text:style-name="P5">Summing up </text:p>
      <text:p text:style-name="P4">Let's pull everything together: You shouldn't use accessor methods (getters and setters) unless absolutely necessary because these methods expose information about how a class is implemented and as a consequence make your code harder to maintain. Sometimes get/set methods are unavoidable, but an experienced OO designer could probably eliminate 99 percent of the accessors currently in your code without much difculty. </text:p>
      <text:p text:style-name="P4">Getter/setter methods often make their way in code because the coder was thinking procedurally. The best way to break out of that procedural mindset is to think in terms of a conversation between objects that have well-dened responsibilities. Cunningham's CRC card approach is a great way to get starte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SansMono" svg:font-family="DejaVuSansMono"/>
    <style:font-face style:name="LiberationSans" svg:font-family="LiberationSans"/>
    <style:font-face style:name="PTSans" svg:font-family="PT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a tia</meta:initial-creator>
    <meta:creation-date>2017-01-17T21:24:12</meta:creation-date>
    <meta:document-statistic meta:table-count="0" meta:image-count="0" meta:object-count="0" meta:page-count="3" meta:paragraph-count="24" meta:word-count="721" meta:character-count="4461"/>
    <dc:date>2017-01-17T22:00:45</dc:date>
    <dc:creator>tia tia</dc:creator>
    <meta:editing-duration>PT6M12S</meta:editing-duration>
    <meta:editing-cycles>1</meta:editing-cycles>
    <meta:generator>OpenOffice/4.0.1$Unix OpenOffice.org_project/401m5$Build-9714</meta:generator>
  </office:meta>
</office:document-meta>
</file>